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DejaVu Sans" fo:font-size="8pt" officeooo:rsid="0019e5d4" officeooo:paragraph-rsid="0019e5d4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officeooo:rsid="0019e5d4" officeooo:paragraph-rsid="0019e5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1pt" fo:font-style="italic" fo:font-weight="bold" officeooo:rsid="0019e5d4" officeooo:paragraph-rsid="0019e5d4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font-weight="bold" officeooo:rsid="0019e5d4" officeooo:paragraph-rsid="0019e5d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11.99pt" fo:margin-bottom="0pt" style:contextual-spacing="false"/>
      <style:text-properties style:font-name="DejaVu Sans" fo:font-size="11pt" officeooo:rsid="0019e5d4" officeooo:paragraph-rsid="0019e5d4" style:font-size-asian="11pt" style:font-size-complex="11pt"/>
    </style:style>
    <style:style style:name="P6" style:family="paragraph" style:parent-style-name="Standard">
      <style:paragraph-properties fo:margin-top="11.99pt" fo:margin-bottom="0pt" style:contextual-spacing="false"/>
      <style:text-properties style:font-name="DejaVu Sans" fo:font-size="11pt" officeooo:rsid="0019e5d4" officeooo:paragraph-rsid="001ec1df" style:font-size-asian="11pt" style:font-size-complex="11pt"/>
    </style:style>
    <style:style style:name="P7" style:family="paragraph" style:parent-style-name="Standard">
      <style:paragraph-properties fo:margin-top="18pt" fo:margin-bottom="0pt" style:contextual-spacing="false"/>
      <style:text-properties style:font-name="DejaVu Sans" fo:font-size="11pt" officeooo:rsid="0019e5d4" officeooo:paragraph-rsid="0019e5d4" style:font-size-asian="11pt" style:font-size-complex="11pt"/>
    </style:style>
    <style:style style:name="P8" style:family="paragraph" style:parent-style-name="Standard" style:master-page-name="">
      <style:paragraph-properties fo:margin-top="0pt" fo:margin-bottom="0pt" style:contextual-spacing="false" style:page-number="auto" fo:break-before="page"/>
      <style:text-properties style:font-name="DejaVu Sans" fo:font-size="14pt" fo:font-weight="bold" officeooo:rsid="0019e5d4" officeooo:paragraph-rsid="0019e5d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42.01pt" fo:margin-right="0pt" fo:margin-top="6.01pt" fo:margin-bottom="0pt" style:contextual-spacing="false" fo:text-indent="-42.01pt" style:auto-text-indent="false">
        <style:tab-stops/>
      </style:paragraph-properties>
      <style:text-properties style:font-name="DejaVu Sans" fo:font-size="11pt" officeooo:rsid="001ec1df" officeooo:paragraph-rsid="001ec1df" style:font-size-asian="11pt" style:font-size-complex="11pt"/>
    </style:style>
    <style:style style:name="P10" style:family="paragraph" style:parent-style-name="Footnote">
      <style:text-properties fo:font-size="8pt" officeooo:rsid="0019e5d4" officeooo:paragraph-rsid="0019e5d4" style:font-size-asian="8pt" style:font-size-complex="8pt"/>
    </style:style>
    <style:style style:name="P11" style:family="paragraph" style:parent-style-name="Footnote">
      <style:text-properties style:font-name="DejaVu Sans" fo:font-size="8pt" officeooo:rsid="001fc669" officeooo:paragraph-rsid="001fc669" style:font-size-asian="8pt" style:font-size-complex="8pt"/>
    </style:style>
    <style:style style:name="P12" style:family="paragraph" style:parent-style-name="Footnote">
      <style:text-properties style:font-name="DejaVu Sans" fo:font-size="8pt" officeooo:rsid="002014d6" officeooo:paragraph-rsid="002014d6" style:font-size-asian="8pt" style:font-size-complex="8pt"/>
    </style:style>
    <style:style style:name="P13" style:family="paragraph" style:parent-style-name="Standard">
      <style:paragraph-properties fo:margin-left="42.01pt" fo:margin-right="0pt" fo:margin-top="6.01pt" fo:margin-bottom="0pt" style:contextual-spacing="false" fo:text-indent="-42.01pt" style:auto-text-indent="false">
        <style:tab-stops/>
      </style:paragraph-properties>
      <style:text-properties style:font-name="DejaVu Sans" fo:font-size="11pt" officeooo:rsid="001ec1df" officeooo:paragraph-rsid="001ec1df" style:font-size-asian="11pt" style:font-size-complex="11pt"/>
    </style:style>
    <style:style style:name="P14" style:family="paragraph" style:parent-style-name="Standard">
      <style:paragraph-properties fo:margin-left="42.01pt" fo:margin-right="0pt" fo:margin-top="6.01pt" fo:margin-bottom="0pt" style:contextual-spacing="false" fo:text-indent="-42.01pt" style:auto-text-indent="false">
        <style:tab-stops/>
      </style:paragraph-properties>
      <style:text-properties style:font-name="DejaVu Sans" fo:font-size="11pt" officeooo:rsid="001ec1df" officeooo:paragraph-rsid="00275124" style:font-size-asian="11pt" style:font-size-complex="11pt"/>
    </style:style>
    <style:style style:name="P15" style:family="paragraph" style:parent-style-name="Standard">
      <style:paragraph-properties fo:margin-top="11.99pt" fo:margin-bottom="0pt" style:contextual-spacing="false"/>
      <style:text-properties style:font-name="DejaVu Sans" fo:font-size="11pt" officeooo:rsid="0019e5d4" officeooo:paragraph-rsid="002ad60d" style:font-size-asian="11pt" style:font-size-complex="11pt"/>
    </style:style>
    <style:style style:name="P16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265bf2" officeooo:paragraph-rsid="00265bf2" style:font-size-asian="11pt" style:font-size-complex="11pt"/>
    </style:style>
    <style:style style:name="P17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221b6f" officeooo:paragraph-rsid="00221b6f" style:font-size-asian="11pt" style:font-size-complex="11pt"/>
    </style:style>
    <style:style style:name="P18" style:family="paragraph" style:parent-style-name="Standard" style:list-style-name="L1">
      <style:paragraph-properties fo:margin-top="4pt" fo:margin-bottom="0pt" style:contextual-spacing="false" fo:keep-with-next="always"/>
      <style:text-properties style:font-name="DejaVu Sans" fo:font-size="11pt" officeooo:rsid="00221b6f" officeooo:paragraph-rsid="00221b6f" style:font-size-asian="11pt" style:font-size-complex="11pt"/>
    </style:style>
    <style:style style:name="P19" style:family="paragraph" style:parent-style-name="Standard" style:list-style-name="L2" style:master-page-name="">
      <style:paragraph-properties fo:margin-top="4pt" fo:margin-bottom="0pt" style:contextual-spacing="false" style:page-number="auto" fo:keep-with-next="always"/>
      <style:text-properties style:font-name="DejaVu Sans" fo:font-size="11pt" officeooo:rsid="00265bf2" officeooo:paragraph-rsid="00265bf2" style:font-size-asian="11pt" style:font-size-complex="11pt"/>
    </style:style>
    <style:style style:name="P20" style:family="paragraph" style:parent-style-name="Standard" style:list-style-name="L1">
      <style:paragraph-properties fo:margin-top="2.01pt" fo:margin-bottom="0pt" style:contextual-spacing="false"/>
      <style:text-properties style:font-name="DejaVu Sans" fo:font-size="11pt" officeooo:rsid="00221b6f" officeooo:paragraph-rsid="00221b6f" style:font-size-asian="11pt" style:font-size-complex="11pt"/>
    </style:style>
    <style:style style:name="P21" style:family="paragraph" style:parent-style-name="Standard" style:list-style-name="L2">
      <style:paragraph-properties fo:margin-top="2.01pt" fo:margin-bottom="0pt" style:contextual-spacing="false"/>
      <style:text-properties style:font-name="DejaVu Sans" fo:font-size="11pt" officeooo:rsid="00265bf2" officeooo:paragraph-rsid="00265bf2" style:font-size-asian="11pt" style:font-size-complex="11pt"/>
    </style:style>
    <style:style style:name="P22" style:family="paragraph" style:parent-style-name="Standard" style:list-style-name="L2">
      <style:paragraph-properties fo:margin-top="2.01pt" fo:margin-bottom="0pt" style:contextual-spacing="false"/>
      <style:text-properties style:font-name="DejaVu Sans" fo:font-size="11pt" officeooo:rsid="002682ba" officeooo:paragraph-rsid="002682ba" style:font-size-asian="11pt" style:font-size-complex="11pt"/>
    </style:style>
    <style:style style:name="P23" style:family="paragraph" style:parent-style-name="Standard" style:list-style-name="L1">
      <style:paragraph-properties fo:margin-top="2.01pt" fo:margin-bottom="0pt" style:contextual-spacing="false" fo:keep-with-next="always"/>
      <style:text-properties style:font-name="DejaVu Sans" fo:font-size="11pt" officeooo:rsid="00221b6f" officeooo:paragraph-rsid="00221b6f" style:font-size-asian="11pt" style:font-size-complex="11pt"/>
    </style:style>
    <style:style style:name="P24" style:family="paragraph" style:parent-style-name="Standard" style:list-style-name="L2" style:master-page-name="">
      <style:paragraph-properties fo:margin-top="2.01pt" fo:margin-bottom="0pt" style:contextual-spacing="false" style:page-number="auto"/>
      <style:text-properties style:font-name="DejaVu Sans" fo:font-size="11pt" officeooo:rsid="00265bf2" officeooo:paragraph-rsid="00265bf2" style:font-size-asian="11pt" style:font-size-complex="11pt"/>
    </style:style>
    <style:style style:name="P25" style:family="paragraph" style:parent-style-name="Standard">
      <style:paragraph-properties fo:margin-left="18pt" fo:margin-right="0pt" fo:margin-top="11.99pt" fo:margin-bottom="0pt" style:contextual-spacing="false" fo:text-indent="0pt" style:auto-text-indent="false"/>
      <style:text-properties style:font-name="DejaVu Sans" fo:font-size="11pt" officeooo:rsid="0019e5d4" officeooo:paragraph-rsid="0019e5d4" style:font-size-asian="11pt" style:font-size-complex="11pt"/>
    </style:style>
    <style:style style:name="P26" style:family="paragraph" style:parent-style-name="Standard">
      <style:paragraph-properties fo:margin-left="18pt" fo:margin-right="0pt" fo:margin-top="6.01pt" fo:margin-bottom="0pt" style:contextual-spacing="false" fo:text-indent="0pt" style:auto-text-indent="false"/>
      <style:text-properties style:font-name="DejaVu Sans" fo:font-size="11pt" officeooo:rsid="0019e5d4" officeooo:paragraph-rsid="0019e5d4" style:font-size-asian="11pt" style:font-size-complex="11pt"/>
    </style:style>
    <style:style style:name="P27" style:family="paragraph" style:parent-style-name="Standard">
      <style:paragraph-properties fo:margin-left="36pt" fo:margin-right="0pt" fo:margin-top="4pt" fo:margin-bottom="0pt" style:contextual-spacing="false" fo:text-indent="0pt" style:auto-text-indent="false" fo:keep-with-next="always"/>
      <style:text-properties style:font-name="DejaVu Sans" fo:font-size="10pt" fo:font-style="italic" officeooo:rsid="0024c595" officeooo:paragraph-rsid="0024c595" style:font-size-asian="8.75pt" style:font-style-asian="italic" style:font-size-complex="10pt" style:font-style-complex="italic"/>
    </style:style>
    <style:style style:name="P28" style:family="paragraph" style:parent-style-name="Standard" style:master-page-name="">
      <style:paragraph-properties fo:margin-left="36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0pt" fo:font-style="italic" officeooo:rsid="002682ba" officeooo:paragraph-rsid="002682ba" style:font-size-asian="10pt" style:font-style-asian="italic" style:font-size-complex="10pt" style:font-style-complex="italic"/>
    </style:style>
    <style:style style:name="P29" style:family="paragraph" style:parent-style-name="Standard" style:list-style-name="L2" style:master-page-name="">
      <style:paragraph-properties fo:margin-left="36pt" fo:margin-right="-4.99pt" fo:margin-top="2.01pt" fo:margin-bottom="0pt" style:contextual-spacing="false" fo:text-indent="-18pt" style:auto-text-indent="false" style:page-number="auto">
        <style:tab-stops/>
      </style:paragraph-properties>
      <style:text-properties style:font-name="DejaVu Sans" fo:font-size="11pt" officeooo:rsid="002682ba" officeooo:paragraph-rsid="002682ba" style:font-size-asian="11pt" style:font-size-complex="11pt"/>
    </style:style>
    <style:style style:name="P30" style:family="paragraph" style:parent-style-name="Standard">
      <style:paragraph-properties fo:margin-left="42.01pt" fo:margin-right="-4.99pt" fo:margin-top="6.01pt" fo:margin-bottom="0pt" style:contextual-spacing="false" fo:text-indent="-42.01pt" style:auto-text-indent="false">
        <style:tab-stops/>
      </style:paragraph-properties>
      <style:text-properties style:font-name="DejaVu Sans" fo:font-size="11pt" officeooo:rsid="001ec1df" officeooo:paragraph-rsid="0029186e" style:font-size-asian="11pt" style:font-size-complex="11pt"/>
    </style:style>
    <style:style style:name="P31" style:family="paragraph" style:parent-style-name="Standard" style:list-style-name="L2">
      <style:paragraph-properties fo:margin-left="36pt" fo:margin-right="20.01pt" fo:margin-top="2.01pt" fo:margin-bottom="0pt" style:contextual-spacing="false" fo:text-indent="-18pt" style:auto-text-indent="false">
        <style:tab-stops/>
      </style:paragraph-properties>
      <style:text-properties style:font-name="DejaVu Sans" fo:font-size="11pt" officeooo:rsid="002682ba" officeooo:paragraph-rsid="002682ba" style:font-size-asian="11pt" style:font-size-complex="11pt"/>
    </style:style>
    <style:style style:name="P32" style:family="paragraph" style:parent-style-name="Footnote">
      <style:text-properties style:font-name="DejaVu Sans" fo:font-size="8pt" officeooo:rsid="001fc669" officeooo:paragraph-rsid="001fc669" style:font-size-asian="8pt" style:font-size-complex="8pt"/>
    </style:style>
    <style:style style:name="P3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f52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221b6f" style:font-size-asian="16pt" style:font-size-complex="16pt"/>
    </style:style>
    <style:style style:name="T5" style:family="text">
      <style:text-properties style:font-name="DejaVu Sans" fo:font-size="11pt" officeooo:rsid="001ec1df" style:font-size-asian="11pt" style:font-size-complex="11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c669"/>
    </style:style>
    <style:style style:name="T8" style:family="text">
      <style:text-properties officeooo:rsid="001fc66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fc669" style:font-style-asian="italic" style:font-style-complex="italic"/>
    </style:style>
    <style:style style:name="T11" style:family="text">
      <style:text-properties fo:font-style="italic" officeooo:rsid="0029d1d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21b6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fc66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9d1d9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669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221b6f"/>
    </style:style>
    <style:style style:name="T20" style:family="text">
      <style:text-properties style:font-name="DejaVu Sans"/>
    </style:style>
    <style:style style:name="T21" style:family="text">
      <style:text-properties style:font-name="DejaVu Sans" style:text-underline-style="none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1ec1df" style:font-size-asian="11pt" style:font-size-complex="11pt"/>
    </style:style>
    <style:style style:name="T24" style:family="text">
      <style:text-properties officeooo:rsid="001ec1df"/>
    </style:style>
    <style:style style:name="T25" style:family="text">
      <style:text-properties officeooo:rsid="0029d1d9"/>
    </style:style>
    <style:style style:name="T26" style:family="text">
      <style:text-properties officeooo:rsid="002ad6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― </text:span><text:span text:style-name="T3">Ruby </text:span><text:span text:style-name="T4">Software Development</text:span><text:span text:style-name="T3"> Guidelines</text:span><text:span text:style-name="T1"> ―</text:span></text:p>
      <text:p text:style-name="P2">Aphorisms, Maxims, Rules and Wisdom</text:p>
      <text:p text:style-name="P3">from some really smart people</text:p>
      <text:p text:style-name="P7">"Everything should be kept as simple as possible, but no simpler." ― Alfred Einstein</text:p>
      <text:p text:style-name="P25">“<text:span text:style-name="T2">Code gets better when you through some of it away.” ― [E&amp;R]</text:span></text:p>
      <text:p text:style-name="P5">“Among competing hypotheses, the one with the fewest assumptions should be selected.” ― William of Ockham: the phrase is commonly known as “Occam’s Razor”<text:note text:id="ftn1" text:note-class="footnote"><text:note-citation>1</text:note-citation><text:note-body><text:p text:style-name="P10"><text:span text:style-name="T21">Wikipedia: </text:span><text:a xlink:type="simple" xlink:href="http://en.wikipedia.org/wiki/Occam's_razor"><text:span text:style-name="T20">en.wikipedia.org/wiki/Occam’s_razor</text:span></text:a></text:p></text:note-body></text:note></text:p>
      <text:p text:style-name="P26">“<text:span text:style-name="T2">Don’t encode your assumptions! <text:s/>Doing so forecloses options for the serendipitous ways that your code will be used.” ― [E&amp;R]</text:span></text:p>
      <text:p text:style-name="P17"><text:span text:style-name="T12">On Style</text:span> [K&amp;P] ― </text:p>
      <text:p text:style-name="P27">It is an old rule that the best writers sometimes disregard the rules of rhetoric. <text:s/>When they do so, however, the reader will usually find in the sentence some compensating merit, attained at the cost of the violation. <text:s/>Unless he is certain fo doing as well, he will probably do best to follow the rules.<text:span text:style-name="T16"> ― William Strunk and E.B. White, </text:span>The Elements of Style</text:p>
      <text:list xml:id="list1023194327374021618" text:style-name="L1">
        <text:list-item>
          <text:p text:style-name="P18">Use descriptive names for globals, short names for locals.</text:p>
        </text:list-item>
        <text:list-item>
          <text:p text:style-name="P23">Give functional names to magic numbers.</text:p>
        </text:list-item>
        <text:list-item>
          <text:p text:style-name="P20">Be consistent.</text:p>
        </text:list-item>
        <text:list-item>
          <text:p text:style-name="P20">Use active names for functions.</text:p>
        </text:list-item>
        <text:list-item>
          <text:p text:style-name="P20">Be accurate.</text:p>
        </text:list-item>
        <text:list-item>
          <text:p text:style-name="P20">Indent to show structure.</text:p>
        </text:list-item>
        <text:list-item>
          <text:p text:style-name="P20">Use the natural form for expressions ― prefer the positive or affirmative form to the negative.</text:p>
        </text:list-item>
        <text:list-item>
          <text:p text:style-name="P20">Parenthesize to resolve ambiguity ― and to make a (more) complex expression readable and comprehensible.</text:p>
        </text:list-item>
        <text:list-item>
          <text:p text:style-name="P20">Be clear.</text:p>
        </text:list-item>
        <text:list-item>
          <text:p text:style-name="P20">Break up complex expressions.</text:p>
        </text:list-item>
        <text:list-item>
          <text:p text:style-name="P20">Be careful with side effects.</text:p>
        </text:list-item>
        <text:list-item>
          <text:p text:style-name="P20">Use a consistent indentation and brace style.</text:p>
        </text:list-item>
        <text:list-item>
          <text:p text:style-name="P20">Use <text:span text:style-name="T9">idioms</text:span><text:span text:style-name="T16"> for consistency and clarity.</text:span></text:p>
        </text:list-item>
        <text:list-item>
          <text:p text:style-name="P20"><text:span text:style-name="T16">Use </text:span><text:span text:style-name="T18">else-if</text:span><text:span text:style-name="T16">s for multi-way decisions… unless a </text:span><text:span text:style-name="T18">case</text:span><text:span text:style-name="T16"> would be clearer.</text:span></text:p>
        </text:list-item>
        <text:list-item>
          <text:p text:style-name="P20"><text:span text:style-name="T12">Comments</text:span><text:span text:style-name="T16">: <text:s/>Don’t belabor the obvious.</text:span></text:p>
        </text:list-item>
        <text:list-item>
          <text:p text:style-name="P20"><text:span text:style-name="T16">Comment functions and global data.</text:span></text:p>
        </text:list-item>
        <text:list-item>
          <text:p text:style-name="P20"><text:span text:style-name="T16">Don’t comment bad code… rewrite it.</text:span></text:p>
        </text:list-item>
        <text:list-item>
          <text:p text:style-name="P20"><text:span text:style-name="T16">Don’t contradict the code (</text:span><text:span text:style-name="T9">i.e.,</text:span><text:span text:style-name="T16"> comment maintenance is as important as code maintenance).</text:span></text:p>
        </text:list-item>
        <text:list-item>
          <text:p text:style-name="P20"><text:span text:style-name="T16">Clarify, don’t confuse.</text:span></text:p>
        </text:list-item>
      </text:list>
      <text:p text:style-name="P16"><text:soft-page-break/><text:span text:style-name="T15">Nineteen </text:span><text:span text:style-name="T12">Aphorisms</text:span> from <text:span text:style-name="T9">The Cathedral and the Bazaar</text:span><text:span text:style-name="T16"> [ESR] ―</text:span></text:p>
      <text:p text:style-name="P28">Show me your flowchart and conceal your tables, and I shall continue to be mystified. Show me your tables, and I won't usually need your flowchart; it'll be obvious.<text:span text:style-name="T16"> ― Fred Brooks, </text:span>The Mythical Man-Month</text:p>
      <text:list xml:id="list6869256959559414474" text:style-name="L2">
        <text:list-item>
          <text:p text:style-name="P19"><text:span text:style-name="T24">Every good work of software starts by scratching a developer's personal itch.</text:span></text:p>
        </text:list-item>
        <text:list-item>
          <text:p text:style-name="P24"><text:span text:style-name="T24">Good programmers know what to write. Great ones know what to rewrite (and reuse).</text:span></text:p>
        </text:list-item>
        <text:list-item>
          <text:p text:style-name="P21"><text:span text:style-name="T24">Plan to throw one away; you will, anyhow.</text:span></text:p>
        </text:list-item>
        <text:list-item>
          <text:p text:style-name="P21"><text:span text:style-name="T24">If you have the right attitude, interesting problems will find you.</text:span></text:p>
        </text:list-item>
        <text:list-item>
          <text:p text:style-name="P21"><text:span text:style-name="T24">When you lose interest in a program, your last duty to it is to hand it off to a competent successor.</text:span></text:p>
        </text:list-item>
        <text:list-item>
          <text:p text:style-name="P21"><text:span text:style-name="T24">Treating your users as co-developers is your least-hassle route to rapid code improvement and effective debugging.</text:span></text:p>
        </text:list-item>
        <text:list-item>
          <text:p text:style-name="P21"><text:span text:style-name="T24">Release early. Release often. And listen to your customers.</text:span></text:p>
        </text:list-item>
        <text:list-item>
          <text:p text:style-name="P31"><text:span text:style-name="T24">Given a large enough beta-tester and co-developer base, almost every problem will be characterized quickly and the fix obvious to someone.</text:span></text:p>
        </text:list-item>
        <text:list-item>
          <text:p text:style-name="P22"><text:span text:style-name="T24">Smart data structures and dumb code works a lot better than the other way around.</text:span></text:p>
        </text:list-item>
        <text:list-item>
          <text:p text:style-name="P22"><text:span text:style-name="T24">If you treat your beta-testers as if they're your most valuable resource, they will respond by becoming your most valuable resource.</text:span></text:p>
        </text:list-item>
        <text:list-item>
          <text:p text:style-name="P22"><text:span text:style-name="T24">The next best thing to having good ideas is recognizing good ideas from your users. Sometimes the latter is better.</text:span></text:p>
        </text:list-item>
        <text:list-item>
          <text:p text:style-name="P22"><text:span text:style-name="T24">Often, the most striking and innovative solutions come from realizing that your concept of the problem was wrong.</text:span></text:p>
        </text:list-item>
        <text:list-item>
          <text:p text:style-name="P22"><text:span text:style-name="T24">Perfection (in design) is achieved not when there is nothing more to add, but rather when there is nothing more to take away.</text:span></text:p>
        </text:list-item>
        <text:list-item>
          <text:p text:style-name="P22"><text:span text:style-name="T24">Any tool should be useful in the expected way, but a truly great tool lends itself to uses you never expected.</text:span></text:p>
        </text:list-item>
        <text:list-item>
          <text:p text:style-name="P22"><text:span text:style-name="T24">When writing gateway software of any kind, take pains to disturb the data stream as little as possible — and never throw away information unless the recipient forces you to!</text:span></text:p>
        </text:list-item>
        <text:list-item>
          <text:p text:style-name="P22"><text:span text:style-name="T24">When your language is nowhere near Turing-complete, syntactic sugar can be your friend.</text:span></text:p>
        </text:list-item>
        <text:list-item>
          <text:p text:style-name="P22"><text:span text:style-name="T24">A security system is only as secure as its secret. Beware of pseudo-secrets.</text:span></text:p>
        </text:list-item>
        <text:list-item>
          <text:p text:style-name="P29"><text:span text:style-name="T24">To solve an interesting problem, start by finding a problem that is interesting to you.</text:span></text:p>
        </text:list-item>
        <text:list-item>
          <text:p text:style-name="P22"><text:span text:style-name="T24">Provided the development coordinator has a communications medium at least as good as the Internet, and knows how to lead without coercion, many heads are inevitably better than one.</text:span></text:p>
        </text:list-item>
      </text:list>
      <text:p text:style-name="P15">“<text:span text:style-name="T26">Premature optimization is the root of all evil.</text:span>” <text:span text:style-name="T26">― C.A.R. (Tony) Hoare</text:span></text:p>
      <text:p text:style-name="P5">xxx</text:p>
      <text:p text:style-name="P5">xxx</text:p>
      <text:p text:style-name="P5">xxx</text:p>
      <text:p text:style-name="P5">xxx</text:p>
      <text:p text:style-name="P5"><text:soft-page-break/>xxx</text:p>
      <text:p text:style-name="P5">xxx</text:p>
      <text:p text:style-name="P8">Sources:</text:p>
      <text:p text:style-name="P6">Eric Raymond, Richard Stallman, Brian Kernighan, Rob Pike, Jon Bentley, E&amp;R</text:p>
      <text:p text:style-name="P9">[E&amp;R] : Informal maxims practiced at Evans &amp; Ricker, Inc. (Portland, Oregon) and LockWorks LLC (Kiowa, Colorado), 1986‒.</text:p>
      <text:p text:style-name="P14">[<text:span text:style-name="T8">ESR</text:span>] : <text:span text:style-name="T8">Eric S. Raymond,</text:span><text:span text:style-name="T8"><text:note text:id="ftn3" text:note-class="footnote"><text:note-citation>2</text:note-citation><text:note-body><text:p text:style-name="P11">Wikipedia: <text:a xlink:type="simple" xlink:href="http://en.wikipedia.org/wiki/Eric_S._Raymond"><text:span text:style-name="T6">en.wikipedia.org/wiki/Eric_S._Raymond</text:span></text:a></text:p></text:note-body></text:note></text:span><text:span text:style-name="T8"> hacker extraordinare, founder of the Open Source Initiative, author of </text:span><text:span text:style-name="T10">The Cathedral and the Baazar</text:span><text:span text:style-name="T17">,</text:span><text:span text:style-name="T8"><text:note text:id="ftn4" text:note-class="footnote"><text:note-citation>3</text:note-citation><text:note-body><text:p text:style-name="P11">Wikipedia: <text:a xlink:type="simple" xlink:href="http://en.wikipedia.org/wiki/The_Cathedral_and_the_Bazaar"><text:span text:style-name="T6">en.wikipedia.org/wiki/The_Cathedral_and_the_Bazaar</text:span></text:a></text:p></text:note-body></text:note></text:span><text:span text:style-name="T8"> </text:span><text:span text:style-name="T14">The Art of Unix Programming</text:span><text:span text:style-name="T8"> (Addison-Wesley, 2003, ISBN 978-0-131-42901-7) and other influential writings about coding and the Free/Libre Open Source Software</text:span><text:span text:style-name="T8"><text:note text:id="ftn5" text:note-class="footnote"><text:note-citation>4</text:note-citation><text:note-body><text:p text:style-name="P12">Wikipedia: <text:a xlink:type="simple" xlink:href="http://en.wikipedia.org/wiki/Free_libre_and_open_source_software"><text:span text:style-name="T6">en.wikipedia.org/wiki/Free_libre_and_open_source_software</text:span></text:a></text:p></text:note-body></text:note></text:span><text:span text:style-name="T8"> movement.</text:span></text:p>
      <text:p text:style-name="P30">[<text:span text:style-name="T19">K&amp;P</text:span>] : <text:span text:style-name="T13">The Practice of Programming</text:span><text:span text:style-name="T19"> (Addison-Wesley, 1999, ISBN 978-0-201-61586-9), Brian Kernighan and Rob Pike.</text:span></text:p>
      <text:p text:style-name="P9">[<text:span text:style-name="T8">RMS</text:span>] : <text:span text:style-name="T8">Richard M. Stallman,</text:span><text:span text:style-name="T8"><text:note text:id="ftn0" text:note-class="footnote"><text:note-citation>5</text:note-citation><text:note-body><text:p text:style-name="P11">Wikipedia: <text:a xlink:type="simple" xlink:href="http://en.wikipedia.org/wiki/Richard_Stallman"><text:span text:style-name="T6">en.wikipedia.org/wiki/Richard_Stallman</text:span></text:a></text:p></text:note-body></text:note></text:span><text:span text:style-name="T8"> hacker extraordinaire, founder of the Free Software Founda­tion, </text:span><text:a xlink:type="simple" xlink:href="http://fsf.org/">fsf.org</text:a><text:span text:style-name="T7">, creator of the GNU Project <text:s/>and the GNU General Public License (GPL), primary developer of the GNU Compiler Collection and GNU Emacs.</text:span></text:p>
      <text:p text:style-name="P9">[] : xxx</text:p>
      <text:p text:style-name="P9">[] : xxx</text:p>
      <text:p text:style-name="P9">[] : xxx</text:p>
      <text:p text:style-name="P9">[] : xxx</text:p>
      <text:p text:style-name="P9">[] : xxx</text:p>
      <text:p text:style-name="P9">[] : 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8pt" officeooo:rsid="0019e5d4" officeooo:paragraph-rsid="0019e5d4" style:font-size-asian="8pt" style:font-size-complex="8pt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-2.15pt" svg:y1="-3pt" svg:x2="500.14pt" svg:y2="-3pt"><text:p/></draw:line>Ruby Guidelines<text:tab/><text:tab/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7-02T13:04:22.306132211</meta:creation-date>
    <dc:date>2014-07-07T12:16:45.122028431</dc:date>
    <dc:creator>Lorin Ricker</dc:creator>
    <meta:editing-duration>PT3H55M6S</meta:editing-duration>
    <meta:editing-cycles>17</meta:editing-cycles>
    <meta:generator>LibreOffice/4.2.4.2$Linux_X86_64 LibreOffice_project/420m0$Build-2</meta:generator>
    <meta:document-statistic meta:table-count="0" meta:image-count="0" meta:object-count="0" meta:page-count="4" meta:paragraph-count="74" meta:word-count="866" meta:character-count="5292" meta:non-whitespace-character-count="4529"/>
  </office:meta>
</office:document-meta>
</file>